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269.4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terminer mes méthodes dont j’ai besoin pour adapter le raisonnement</text:p>
          </table:table-cell>
          <table:covered-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negotiationFail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1 = null (first utterance)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ow &gt; 0.5</text:p>
          </table:table-cell>
          <table:table-cell table:style-name="ce2" office:value-type="string" calcext:value-type="string">
            <text:p>Propose</text:p>
          </table:table-cell>
          <table:table-cell table:style-name="ce2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therwise</text:p>
          </table:table-cell>
          <table:table-cell table:style-name="ce2" office:value-type="string" calcext:value-type="string">
            <text:p>Ask </text:p>
          </table:table-cell>
          <table:table-cell table:style-name="ce2"/>
          <table:table-cell office:value-type="string" calcext:value-type="string">
            <text:p>Choose a value to As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U-1 != null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egotiation Failure </text:p>
          </table:table-cell>
          <table:table-cell table:style-name="ce3" office:value-type="string" calcext:value-type="string">
            <text:p>Stop</text:p>
          </table:table-cell>
          <table:table-cell table:style-name="ce12" office:value-type="string" calcext:value-type="string">
            <text:p><text:s/>negotiation.negotiationFailure(utterance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sk preference <text:s text:c="2"/>! take the lead</text:p>
          </table:table-cell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respondToAsk</text:p>
          </table:table-cell>
          <table:table-cell office:value-type="string" calcext:value-type="string">
            <text:p>getSatisfiabl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isLastStatement(</text:span><text:span text:style-name="T2">utterance</text:span><text:span text:style-name="T3">)</text:span></text:p>
          </table:table-cell>
          <table:table-cell table:style-name="ce3" office:value-type="string" calcext:value-type="string">
            <text:p>Say</text:p>
          </table:table-cell>
          <table:table-cell table:style-name="ce3" office:value-type="string" calcext:value-type="string">
            <text:p>Say (“ ...”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lse : <text:span text:style-name="T4">Propose</text:span></text:p>
          </table:table-cell>
          <table:table-cell table:style-name="ce3" office:value-type="string" calcext:value-type="string">
            <text:p>Propose</text:p>
          </table:table-cell>
          <table:table-cell table:style-name="ce3" office:value-type="string" calcext:value-type="string">
            <text:p>SortProposals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Pow&gt;0.5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4">
            <text:p>isProposition(utterance)</text:p>
          </table:table-cell>
          <table:table-cell table:style-name="ce11" office:value-type="string" calcext:value-type="string">
            <text:p>Accept</text:p>
          </table:table-cell>
          <table:table-cell table:style-name="ce13" office:value-type="string" calcext:value-type="string">
            <text:p><text:span text:style-name="T5">getNegotiation</text:span><text:span text:style-name="T3">().isAcceptable(</text:span><text:span text:style-name="T2">u</text:span><text:span text:style-name="T3">)</text:span>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Accept Propose</text:p>
          </table:table-cell>
          <table:table-cell table:style-name="ce5" office:value-type="string" calcext:value-type="string">
            <text:p>getNegotiation().chooseOption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RejectPropose</text:p>
          </table:table-cell>
          <table:table-cell table:style-name="ce5" office:value-type="string" calcext:value-type="string">
            <text:p>Otherwise 15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Else : Propose</text:p>
          </table:table-cell>
          <table:table-cell table:style-name="ce5" office:value-type="string" calcext:value-type="string">
            <text:p>Propose</text:p>
          </table:table-cell>
          <table:table-cell table:style-name="ce5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w &lt;=0.5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<text:span text:style-name="T1">canReject(</text:span><text:span text:style-name="T2">utterance</text:span><text:span text:style-name="T3">)</text:span></text:p>
          </table:table-cell>
          <table:table-cell office:value-type="string" calcext:value-type="string">
            <text:p>RejectState</text:p>
          </table:table-cell>
          <table:table-cell office:value-type="string" calcext:value-type="string">
            <text:p>justifyReject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getAcceptableProposal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Propose(utterance)</text:p>
          </table:table-cell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sk()</text:p>
          </table:table-cell>
          <table:table-cell office:value-type="string" calcext:value-type="string">
            <text:p>AskPreference</text:p>
          </table:table-cell>
          <table:table-cell/>
          <table:table-cell office:value-type="string" calcext:value-type="string">
            <text:p>Sat 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9" office:value-type="string" calcext:value-type="string">
            <text:p>Utterance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pref</text:p>
          </table:table-cell>
          <table:table-cell table:style-name="ce9" office:value-type="string" calcext:value-type="string">
            <text:p>context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tatePreference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>
            <text:p>AskPreference</text:p>
          </table:table-cell>
          <table:table-cell table:style-name="ce9" table:number-columns-repeated="3"/>
          <table:table-cell table:number-columns-repeated="3"/>
        </table:table-row>
        <table:table-row table:style-name="ro1" table:number-rows-repeated="8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1:09:45.165354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4:45.471641081</meta:creation-date>
    <dc:date>2017-10-05T17:29:50.932574119</dc:date>
    <meta:editing-duration>PT7H14M37S</meta:editing-duration>
    <meta:editing-cycles>6</meta:editing-cycles>
    <meta:generator>LibreOffice/5.1.6.2$Linux_X86_64 LibreOffice_project/10m0$Build-2</meta:generator>
    <meta:document-statistic meta:table-count="1" meta:cell-count="62" meta:object-count="0"/>
  </office:meta>
</office:document-meta>
</file>